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Quattrocento Sans" svg:font-family="'Quattrocen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paragraph-rsid="000ce107" style:font-weight-asian="bold" style:font-weight-complex="bold"/>
    </style:style>
    <style:style style:name="P2" style:family="paragraph" style:parent-style-name="Standard">
      <style:text-properties style:font-name="Liberation Serif" fo:font-weight="bold" officeooo:rsid="000ce107" officeooo:paragraph-rsid="000ce107" style:font-weight-asian="bold" style:font-weight-complex="bold"/>
    </style:style>
    <style:style style:name="P3" style:family="paragraph" style:parent-style-name="Standard">
      <style:text-properties style:font-name="Liberation Serif" fo:font-weight="bold" officeooo:paragraph-rsid="000ce107"/>
    </style:style>
    <style:style style:name="P4" style:family="paragraph" style:parent-style-name="Standard">
      <style:text-properties style:font-name="Liberation Serif" fo:font-weight="bold" officeooo:rsid="000ede7e" officeooo:paragraph-rsid="000ede7e"/>
    </style:style>
    <style:style style:name="P5" style:family="paragraph" style:parent-style-name="Standard">
      <style:text-properties style:font-name="Liberation Serif" fo:font-weight="bold" officeooo:rsid="000fb2b6" officeooo:paragraph-rsid="000fb2b6"/>
    </style:style>
    <style:style style:name="P6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bold" officeooo:paragraph-rsid="000ce107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bold" officeooo:rsid="000e8eb9" officeooo:paragraph-rsid="000e8eb9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bold" officeooo:rsid="000ce107" officeooo:paragraph-rsid="000ce107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bold" officeooo:rsid="000ede7e" officeooo:paragraph-rsid="000ede7e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bold" officeooo:rsid="000fb2b6" officeooo:paragraph-rsid="000fb2b6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bold" officeooo:paragraph-rsid="000ce107" style:text-blinking="false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bold" officeooo:rsid="000e8eb9" officeooo:paragraph-rsid="000e8eb9" style:text-blinking="false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normal" officeooo:rsid="000e8eb9" officeooo:paragraph-rsid="000e8eb9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normal" officeooo:rsid="000ede7e" officeooo:paragraph-rsid="000ede7e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normal" officeooo:rsid="000ce107" officeooo:paragraph-rsid="000ce107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232629" style:text-line-through-style="none" style:text-line-through-type="none" style:font-name="Liberation Serif" fo:font-size="12pt" fo:font-style="normal" style:text-underline-style="none" fo:font-weight="normal" officeooo:rsid="000fb2b6" officeooo:paragraph-rsid="000fb2b6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32629" style:text-line-through-style="none" style:text-line-through-type="none" style:font-name="Quattrocento Sans" fo:font-size="12pt" fo:font-style="normal" style:text-underline-style="none" fo:font-weight="bold" officeooo:rsid="000ce107" officeooo:paragraph-rsid="000ce107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32629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232629" style:text-line-through-style="none" style:text-line-through-type="none" fo:font-size="12pt" fo:font-style="normal" style:text-underline-style="none" officeooo:rsid="000ce107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232629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232629" style:text-line-through-style="none" style:text-line-through-type="none" fo:font-size="12pt" fo:font-style="normal" style:text-underline-style="none" officeooo:rsid="000ce107" style:text-blinking="false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officeooo:rsid="000ce1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. </text:span><text:bookmark text:name="docs-internal-guid-c55a9544-7fff-ef0b-3032-f8de14ffa458"/><text:span text:style-name="T1">Write a multi-threading program, where threads  runs same   shared gl</text:span><text:span text:style-name="T2">o</text:span><text:span text:style-name="T1">bal variable of the process between them.</text:span></text:p>
      <text:p text:style-name="P6"/>
      <text:p text:style-name="P7">Code:-</text:p>
      <text:p text:style-name="P13">#include&lt;stdio.h&gt;</text:p>
      <text:p text:style-name="P13">#include&lt;stdio.h&gt;</text:p>
      <text:p text:style-name="P13">#include&lt;pthread.h&gt;</text:p>
      <text:p text:style-name="P13"/>
      <text:p text:style-name="P13">int sv=5;</text:p>
      <text:p text:style-name="P13"/>
      <text:p text:style-name="P13">void *thread_mul(void *arg) </text:p>
      <text:p text:style-name="P13">{</text:p>
      <text:p text:style-name="P13"><text:tab/>sv*=5;</text:p>
      <text:p text:style-name="P13"><text:tab/>printf("Value of shared variable after multiplication with 5 = %d\n\n",sv);</text:p>
      <text:p text:style-name="P13">}</text:p>
      <text:p text:style-name="P13"/>
      <text:p text:style-name="P13">void *thread_div(void *arg)</text:p>
      <text:p text:style-name="P13">{</text:p>
      <text:p text:style-name="P13"><text:tab/>sv/=5;</text:p>
      <text:p text:style-name="P13"><text:tab/>printf("Value of shared variable after division with 5 = %d\n\n",sv);</text:p>
      <text:p text:style-name="P13">}</text:p>
      <text:p text:style-name="P13"/>
      <text:p text:style-name="P13">int main()</text:p>
      <text:p text:style-name="P13">{</text:p>
      <text:p text:style-name="P13"><text:tab/>pthread_t thd1,thd2;</text:p>
      <text:p text:style-name="P13"><text:tab/></text:p>
      <text:p text:style-name="P13"><text:tab/>printf("Initial value of shared variable = %d\n\n",sv);</text:p>
      <text:p text:style-name="P13"><text:tab/></text:p>
      <text:p text:style-name="P13"><text:tab/>pthread_create(&amp;thd1,NULL,thread_mul,NULL);</text:p>
      <text:p text:style-name="P13"><text:tab/>pthread_create(&amp;thd2,NULL,thread_div,NULL);</text:p>
      <text:p text:style-name="P13"/>
      <text:p text:style-name="P13"><text:tab/>pthread_join(thd1,NULL);</text:p>
      <text:p text:style-name="P13"><text:tab/>pthread_join(thd2,NULL);</text:p>
      <text:p text:style-name="P13"/>
      <text:p text:style-name="P13"><text:tab/>printf("Final value of shared variable = %d\n",sv);</text:p>
      <text:p text:style-name="P13"><text:tab/>return 0;</text:p>
      <text:p text:style-name="P13">}</text:p>
      <text:p text:style-name="P13"/>
      <text:p text:style-name="P7">Output:-</text:p>
      <text:p text:style-name="P7"/>
      <text:p text:style-name="P3"><text:span text:style-name="T4">2. </text:span><text:bookmark text:name="docs-internal-guid-bc08eced-7fff-ce8f-3703-afb33a35ca35"/><text:span text:style-name="T1">Write a program where thread cancel itself.(use pthread_cancel())</text:span></text:p>
      <text:p text:style-name="P11"/>
      <text:p text:style-name="P12">Code:-</text:p>
      <text:p text:style-name="P13">#include&lt;pthread.h&gt;</text:p>
      <text:p text:style-name="P13">#include&lt;stdio.h&gt;</text:p>
      <text:p text:style-name="P13">#include&lt;unistd.h&gt;</text:p>
      <text:p text:style-name="P13"/>
      <text:p text:style-name="P13">pthread_t thd;</text:p>
      <text:p text:style-name="P13"/>
      <text:p text:style-name="P13"><text:soft-page-break/>void *printPattern()</text:p>
      <text:p text:style-name="P13">{</text:p>
      <text:p text:style-name="P13"><text:tab/>printf("\nThread printing pattern\n");</text:p>
      <text:p text:style-name="P13"><text:tab/>for(int i=0;i&lt;5;i++)</text:p>
      <text:p text:style-name="P13"><text:tab/>{</text:p>
      <text:p text:style-name="P13"><text:tab/><text:tab/>for(int j=0;j&lt;=i;j++)</text:p>
      <text:p text:style-name="P13"><text:tab/><text:tab/>{</text:p>
      <text:p text:style-name="P13"><text:tab/><text:tab/><text:tab/>printf("*");</text:p>
      <text:p text:style-name="P13"><text:tab/><text:tab/>}</text:p>
      <text:p text:style-name="P13"><text:tab/><text:tab/>printf("\n");</text:p>
      <text:p text:style-name="P13"><text:tab/>}</text:p>
      <text:p text:style-name="P13"><text:tab/>thdCancel();</text:p>
      <text:p text:style-name="P13"><text:tab/>while(1);</text:p>
      <text:p text:style-name="P13">}</text:p>
      <text:p text:style-name="P13"/>
      <text:p text:style-name="P13">void thdCancel()</text:p>
      <text:p text:style-name="P13">{</text:p>
      <text:p text:style-name="P13"><text:tab/>int rt=0;</text:p>
      <text:p text:style-name="P13"><text:tab/>printf("\nThread cancelling itself\n");</text:p>
      <text:p text:style-name="P13"><text:tab/>thd = pthread_self();</text:p>
      <text:p text:style-name="P13"><text:tab/>printf("Thread ID: %lu\n",thd);</text:p>
      <text:p text:style-name="P13"><text:tab/>rt = pthread_cancel(thd);</text:p>
      <text:p text:style-name="P13"><text:tab/>if(rt==0)</text:p>
      <text:p text:style-name="P13"><text:tab/><text:tab/>printf("\nThread cancelled itself");</text:p>
      <text:p text:style-name="P13">}</text:p>
      <text:p text:style-name="P13"/>
      <text:p text:style-name="P13">int main()</text:p>
      <text:p text:style-name="P13">{</text:p>
      <text:p text:style-name="P13"><text:tab/>int rc;</text:p>
      <text:p text:style-name="P13"><text:tab/>printf("Thread is created inside main\n");</text:p>
      <text:p text:style-name="P13"><text:tab/>rc = pthread_create(&amp;thd,NULL,printPattern,NULL);</text:p>
      <text:p text:style-name="P13"><text:tab/>printf("Thread ID: %lu\n",thd);</text:p>
      <text:p text:style-name="P13"><text:tab/>sleep(2);</text:p>
      <text:p text:style-name="P13">}</text:p>
      <text:p text:style-name="P13"/>
      <text:p text:style-name="P7">Output:-</text:p>
      <text:p text:style-name="P8"/>
      <text:p text:style-name="P3"><text:span text:style-name="T4">3. </text:span><text:bookmark text:name="docs-internal-guid-872c392f-7fff-ffc2-0616-938c24fe5ca7"/><text:span text:style-name="T3">Write a program that changes the default properties of newly created posix threads.(ex: to change default  pthread stack size )</text:span></text:p>
      <text:p text:style-name="P8"/>
      <text:p text:style-name="P4"><text:span text:style-name="T4">C</text:span><text:span text:style-name="T3">ode:-</text:span></text:p>
      <text:p text:style-name="P14">#include&lt;pthread.h&gt;</text:p>
      <text:p text:style-name="P14">#include&lt;stdio.h&gt;</text:p>
      <text:p text:style-name="P14">#include&lt;stdlib.h&gt;</text:p>
      <text:p text:style-name="P14">#include&lt;unistd.h&gt;</text:p>
      <text:p text:style-name="P14"/>
      <text:p text:style-name="P14">void *Proc(void *param)</text:p>
      <text:p text:style-name="P14">{</text:p>
      <text:p text:style-name="P14"><text:tab/>sleep(2);</text:p>
      <text:p text:style-name="P14"><text:soft-page-break/><text:tab/>return 0;</text:p>
      <text:p text:style-name="P14">}</text:p>
      <text:p text:style-name="P14">int main()</text:p>
      <text:p text:style-name="P14">{</text:p>
      <text:p text:style-name="P14"><text:tab/>pthread_attr_t Attr;</text:p>
      <text:p text:style-name="P14"><text:tab/>pthread_t Id;</text:p>
      <text:p text:style-name="P14"><text:tab/>void *Stk;</text:p>
      <text:p text:style-name="P14"><text:tab/>size_t Siz;</text:p>
      <text:p text:style-name="P14"><text:tab/>int err;</text:p>
      <text:p text:style-name="P14"><text:tab/><text:tab/></text:p>
      <text:p text:style-name="P14"><text:tab/>size_t my_stksize = 20000;</text:p>
      <text:p text:style-name="P14"><text:tab/></text:p>
      <text:p text:style-name="P14"><text:tab/>void *my_stack;</text:p>
      <text:p text:style-name="P14"/>
      <text:p text:style-name="P14"><text:tab/>pthread_attr_init(&amp;Attr);</text:p>
      <text:p text:style-name="P14"/>
      <text:p text:style-name="P14"><text:tab/>pthread_attr_getstacksize(&amp;Attr,&amp;Siz);</text:p>
      <text:p text:style-name="P14"><text:tab/>pthread_attr_getstackaddr(&amp;Attr,&amp;Stk);</text:p>
      <text:p text:style-name="P14"/>
      <text:p text:style-name="P14"><text:tab/>printf("Default stack: Addr=%08x default size = %ld\n",Stk,Siz); </text:p>
      <text:p text:style-name="P14"/>
      <text:p text:style-name="P14"><text:tab/>my_stack = (void *)malloc(my_stksize);</text:p>
      <text:p text:style-name="P14"/>
      <text:p text:style-name="P14"><text:tab/>printf("MALLOC checking: Addr=%08x and Size=%ld\n",my_stack,my_stksize);</text:p>
      <text:p text:style-name="P14"/>
      <text:p text:style-name="P14"><text:tab/>pthread_attr_setstack(&amp;Attr,my_stack,my_stksize);</text:p>
      <text:p text:style-name="P14"/>
      <text:p text:style-name="P14"><text:tab/>pthread_create(&amp;Id,&amp;Attr,Proc,NULL);</text:p>
      <text:p text:style-name="P14"/>
      <text:p text:style-name="P14"><text:tab/>pthread_attr_getstack(&amp;Attr,&amp;Stk,&amp;Siz);</text:p>
      <text:p text:style-name="P14"/>
      <text:p text:style-name="P14"><text:tab/>printf("Newly defined stack: Addr=%08x and Size=%ld\n",Stk,Siz);</text:p>
      <text:p text:style-name="P14"/>
      <text:p text:style-name="P14"><text:tab/>return(0);</text:p>
      <text:p text:style-name="P14"/>
      <text:p text:style-name="P14">}</text:p>
      <text:p text:style-name="P14"/>
      <text:p text:style-name="P9">Output:-</text:p>
      <text:p text:style-name="P9"/>
      <text:p text:style-name="P9"/>
      <text:p text:style-name="P3"><text:span text:style-name="T4">4. </text:span><text:bookmark text:name="docs-internal-guid-5a5e979c-7fff-2b66-f259-7075aaea061b"/><text:span text:style-name="T4">Write a program where pthread task displays the thread id and also prints the calling process pid.</text:span></text:p>
      <text:p text:style-name="P8"/>
      <text:p text:style-name="P8">Code:-</text:p>
      <text:p text:style-name="P15">#include&lt;pthread.h&gt;</text:p>
      <text:p text:style-name="P15">#include&lt;stdio.h&gt;</text:p>
      <text:p text:style-name="P15">#include&lt;stdlib.h&gt;</text:p>
      <text:p text:style-name="P15">#include&lt;unistd.h&gt;</text:p>
      <text:p text:style-name="P15"/>
      <text:p text:style-name="P15"><text:soft-page-break/>pthread_t thdid;</text:p>
      <text:p text:style-name="P15"/>
      <text:p text:style-name="P15">void *thdTsk(void *arg)</text:p>
      <text:p text:style-name="P15">{</text:p>
      <text:p text:style-name="P15"><text:tab/>pid_t proid;</text:p>
      <text:p text:style-name="P15"><text:tab/>proid = getpid();</text:p>
      <text:p text:style-name="P15"><text:tab/>thdid = pthread_self();</text:p>
      <text:p text:style-name="P15"><text:tab/>printf("Thread task printing thread id and calling process id...\n");</text:p>
      <text:p text:style-name="P15"><text:tab/>printf("Calling process ID: %d\n",proid);</text:p>
      <text:p text:style-name="P15"><text:tab/>printf("Thread ID: %lu\n",thdid);</text:p>
      <text:p text:style-name="P15"><text:tab/>return 0;</text:p>
      <text:p text:style-name="P15">}</text:p>
      <text:p text:style-name="P15"/>
      <text:p text:style-name="P15">int main(void)</text:p>
      <text:p text:style-name="P15">{</text:p>
      <text:p text:style-name="P15"><text:tab/>pthread_create(&amp;thdid,NULL,thdTsk,NULL);</text:p>
      <text:p text:style-name="P15"><text:tab/>sleep(2);</text:p>
      <text:p text:style-name="P15"><text:tab/>exit(0);</text:p>
      <text:p text:style-name="P15">}</text:p>
      <text:p text:style-name="P2"><text:span text:style-name="T2">O</text:span><text:span text:style-name="T1">utput:-</text:span></text:p>
      <text:p text:style-name="P8"/>
      <text:p text:style-name="P3"><text:span text:style-name="T4">5. </text:span><text:bookmark text:name="docs-internal-guid-a2793618-7fff-4f83-5bab-4f6f3b004adc"/><text:span text:style-name="T4">Write a program that implements threads synchronization using mutex techniques.</text:span></text:p>
      <text:p text:style-name="P17"/>
      <text:p text:style-name="P5"><text:span text:style-name="T4">C</text:span><text:span text:style-name="T3">ode:-</text:span></text:p>
      <text:p text:style-name="P16">#include&lt;stdio.h&gt;</text:p>
      <text:p text:style-name="P16">#include&lt;stdio.h&gt;</text:p>
      <text:p text:style-name="P16">#include&lt;pthread.h&gt;</text:p>
      <text:p text:style-name="P16"/>
      <text:p text:style-name="P16">int sv=5;</text:p>
      <text:p text:style-name="P16"/>
      <text:p text:style-name="P16">pthread_mutex_t mm;<text:tab/><text:tab/></text:p>
      <text:p text:style-name="P16"/>
      <text:p text:style-name="P16">void *thread_mul(void *arg)</text:p>
      <text:p text:style-name="P16">{</text:p>
      <text:p text:style-name="P16"><text:tab/>pthread_mutex_lock(&amp;mm);</text:p>
      <text:p text:style-name="P16"><text:tab/>printf("\nApplied lock to shared variable...\n");</text:p>
      <text:p text:style-name="P16"><text:tab/>sv*=5;</text:p>
      <text:p text:style-name="P16"><text:tab/>printf("Value of shared variable after multiplication with 5 = %d",sv);</text:p>
      <text:p text:style-name="P16"><text:tab/>pthread_mutex_unlock(&amp;mm);</text:p>
      <text:p text:style-name="P16"><text:tab/>printf("\nApplied unlock to shared variable...\n");</text:p>
      <text:p text:style-name="P16">}</text:p>
      <text:p text:style-name="P16"/>
      <text:p text:style-name="P16">void *thread_div(void *arg)</text:p>
      <text:p text:style-name="P16">{</text:p>
      <text:p text:style-name="P16"><text:tab/>pthread_mutex_lock(&amp;mm);</text:p>
      <text:p text:style-name="P16"><text:tab/>printf("\nApplied lock to shared variable...\n");</text:p>
      <text:p text:style-name="P16"><text:tab/>sv/=5;</text:p>
      <text:p text:style-name="P16"><text:tab/>printf("Value of shared variable after division with 5 = %d",sv);</text:p>
      <text:p text:style-name="P16"><text:tab/>pthread_mutex_unlock(&amp;mm);</text:p>
      <text:p text:style-name="P16"><text:soft-page-break/><text:tab/>printf("\nApplied unlock to shared variable...\n");</text:p>
      <text:p text:style-name="P16">}</text:p>
      <text:p text:style-name="P16"/>
      <text:p text:style-name="P16">int main()</text:p>
      <text:p text:style-name="P16">{</text:p>
      <text:p text:style-name="P16"><text:tab/>pthread_t thd1,thd2;</text:p>
      <text:p text:style-name="P16"><text:tab/></text:p>
      <text:p text:style-name="P16"><text:tab/>printf("Initial value of shared variable = %d\n",sv);</text:p>
      <text:p text:style-name="P16"/>
      <text:p text:style-name="P16"><text:tab/>pthread_mutex_init(&amp;mm,NULL);</text:p>
      <text:p text:style-name="P16"><text:tab/></text:p>
      <text:p text:style-name="P16"><text:tab/>pthread_create(&amp;thd1,NULL,thread_mul,NULL);</text:p>
      <text:p text:style-name="P16"><text:tab/>pthread_create(&amp;thd2,NULL,thread_div,NULL);</text:p>
      <text:p text:style-name="P16"/>
      <text:p text:style-name="P16"><text:tab/>pthread_join(thd1,NULL);</text:p>
      <text:p text:style-name="P16"><text:tab/>pthread_join(thd2,NULL);</text:p>
      <text:p text:style-name="P16"/>
      <text:p text:style-name="P16"><text:tab/>printf("\nFinal value of shared variable = %d\n",sv);</text:p>
      <text:p text:style-name="P16"><text:tab/>return 0;</text:p>
      <text:p text:style-name="P16">}</text:p>
      <text:p text:style-name="P10"/>
      <text:p text:style-name="P10">Output:-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Quattrocento Sans" svg:font-family="'Quattrocen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6:23:52.718897326</meta:creation-date>
    <meta:generator>LibreOffice/6.4.7.2$Linux_X86_64 LibreOffice_project/40$Build-2</meta:generator>
    <dc:date>2022-03-23T23:58:52.230151487</dc:date>
    <meta:editing-duration>PT3H17M37S</meta:editing-duration>
    <meta:editing-cycles>9</meta:editing-cycles>
    <meta:document-statistic meta:table-count="0" meta:image-count="0" meta:object-count="0" meta:page-count="5" meta:paragraph-count="168" meta:word-count="408" meta:character-count="3773" meta:non-whitespace-character-count="3419"/>
  </office:meta>
</office:document-meta>
</file>